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StoreOptionsWithSnippet': 1}" fo:background-color="#f8f8f8"/>
      <style:text-properties fo:font-size="12pt" fo:language="zxx" fo:country="none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StoreOptionsWithSnippet': 1}" fo:background-color="#f8f8f8"/>
      <style:text-properties style:font-name="Menlo" fo:font-size="9.55000019073486pt" fo:language="zxx" fo:country="none" officeooo:rsid="00054c8b" officeooo:paragraph-rsid="00054c8b"/>
    </style:style>
    <style:style style:name="P3" style:family="paragraph" style:parent-style-name="Standard">
      <loext:graphic-properties draw:fill="solid" draw:fill-color="#f8f8f8" draw:opacity="100%"/>
      <style:paragraph-properties style:line-height-at-least="0.517cm" fo:background-color="#f8f8f8"/>
      <style:text-properties style:font-name="Menlo" fo:font-size="9.55000019073486pt" fo:language="zxx" fo:country="none"/>
    </style:style>
    <style:style style:name="P4" style:family="paragraph" style:parent-style-name="Standard">
      <loext:graphic-properties draw:fill="solid" draw:fill-color="#f8f8f8" draw:opacity="100%"/>
      <style:paragraph-properties style:line-height-at-least="0.517cm" fo:background-color="#f8f8f8"/>
      <style:text-properties style:font-name="Menlo" fo:font-size="9.55000019073486pt" fo:language="zxx" fo:country="none" officeooo:paragraph-rsid="00067a02"/>
    </style:style>
    <style:style style:name="P5" style:family="paragraph" style:parent-style-name="Standard">
      <loext:graphic-properties draw:fill="solid" draw:fill-color="#f8f8f8" draw:opacity="100%"/>
      <style:paragraph-properties style:line-height-at-least="0.517cm" fo:background-color="#f8f8f8"/>
      <style:text-properties fo:color="#000000" loext:opacity="100%" style:font-name="Menlo" fo:font-size="9.55000019073486pt" fo:language="zxx" fo:country="none" fo:font-style="normal" style:text-underline-style="none" fo:font-weight="normal"/>
    </style:style>
    <style:style style:name="P6" style:family="paragraph" style:parent-style-name="Text_20_body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StoreOptionsWithSnippet': 1}" fo:background-color="#f8f8f8"/>
      <style:text-properties fo:language="zxx" fo:country="none"/>
    </style:style>
    <style:style style:name="P7" style:family="paragraph" style:parent-style-name="Text_20_body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StoreOptionsWithSnippet': 1}" fo:background-color="#f8f8f8"/>
      <style:text-properties fo:language="zxx" fo:country="none" officeooo:rsid="00054c8b" officeooo:paragraph-rsid="00054c8b"/>
    </style:style>
    <style:style style:name="P8" style:family="paragraph" style:parent-style-name="Text_20_body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StoreOptionsWithSnippet': 1}" fo:background-color="#f8f8f8"/>
      <style:text-properties fo:language="zxx" fo:country="none" officeooo:rsid="00054c8b" officeooo:paragraph-rsid="00067a02"/>
    </style:style>
    <style:style style:name="P9" style:family="paragraph" style:parent-style-name="Text_20_body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StoreOptionsWithSnippet': 1}" fo:background-color="#f8f8f8"/>
      <style:text-properties fo:color="#000000" loext:opacity="100%" fo:language="zxx" fo:country="none" fo:font-style="normal" style:text-underline-style="none" fo:font-weight="normal"/>
    </style:style>
    <style:style style:name="P10" style:family="paragraph" style:parent-style-name="Text_20_body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StoreOptionsWithSnippet': 1}" fo:background-color="#f8f8f8"/>
      <style:text-properties fo:color="#3d7b7b" loext:opacity="100%" fo:language="zxx" fo:country="none" fo:font-style="italic" style:text-underline-style="none" fo:font-weight="normal"/>
    </style:style>
    <style:style style:name="T1" style:family="text">
      <style:text-properties officeooo:rsid="00054c8b"/>
    </style:style>
    <style:style style:name="T2" style:family="text">
      <style:text-properties fo:font-variant="normal" fo:text-transform="none" style:font-name="Menlo" fo:font-size="9.55000019073486pt" fo:letter-spacing="normal"/>
    </style:style>
    <style:style style:name="T3" style:family="text">
      <style:text-properties fo:font-variant="normal" fo:text-transform="none" style:font-name="Menlo" fo:font-size="9.55000019073486pt" fo:letter-spacing="normal" fo:font-style="normal" fo:font-weight="normal"/>
    </style:style>
    <style:style style:name="T4" style:family="text">
      <style:text-properties fo:font-variant="normal" fo:text-transform="none" style:font-name="Menlo" fo:letter-spacing="normal"/>
    </style:style>
    <style:style style:name="T5" style:family="text">
      <style:text-properties fo:font-variant="normal" fo:text-transform="none" style:font-name="Menlo" fo:letter-spacing="normal" fo:font-style="normal" fo:font-weight="normal"/>
    </style:style>
    <style:style style:name="T6" style:family="text">
      <style:text-properties fo:font-variant="normal" fo:text-transform="none" fo:color="#d4d4d4" loext:opacity="100%" style:font-name="Menlo" fo:font-size="9.55000019073486pt" fo:letter-spacing="normal" fo:font-style="normal" fo:font-weight="normal"/>
    </style:style>
    <style:style style:name="T7" style:family="text">
      <style:text-properties fo:font-variant="normal" fo:text-transform="none" fo:color="#d4d4d4" loext:opacity="100%" style:font-name="Menlo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Menlo" fo:letter-spacing="normal"/>
    </style:style>
    <style:style style:name="T9" style:family="text">
      <style:text-properties fo:font-variant="normal" fo:text-transform="none" fo:color="#000000" loext:opacity="100%" style:font-name="Menlo" fo:letter-spacing="normal" fo:font-weight="normal"/>
    </style:style>
    <style:style style:name="T10" style:family="text">
      <style:text-properties fo:font-variant="normal" fo:text-transform="none" fo:color="#000000" loext:opacity="100%" style:font-name="Menlo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Menlo" fo:letter-spacing="normal" fo:font-style="normal" style:text-underline-style="none" fo:font-weight="normal"/>
    </style:style>
    <style:style style:name="T12" style:family="text">
      <style:text-properties fo:font-variant="normal" fo:text-transform="none" fo:color="#000000" loext:opacity="100%" style:font-name="Menlo" fo:letter-spacing="normal" fo:font-style="normal" style:text-underline-style="none" fo:font-weight="normal" officeooo:rsid="00054c8b"/>
    </style:style>
    <style:style style:name="T13" style:family="text">
      <style:text-properties fo:font-variant="normal" fo:text-transform="none" fo:color="#666666" loext:opacity="100%" style:font-name="Menlo" fo:letter-spacing="normal"/>
    </style:style>
    <style:style style:name="T14" style:family="text">
      <style:text-properties fo:font-variant="normal" fo:text-transform="none" fo:color="#666666" loext:opacity="100%" style:font-name="Menlo" fo:letter-spacing="normal" fo:font-weight="normal"/>
    </style:style>
    <style:style style:name="T15" style:family="text">
      <style:text-properties fo:font-variant="normal" fo:text-transform="none" fo:color="#666666" loext:opacity="100%" style:font-name="Menlo" fo:letter-spacing="normal" fo:font-style="normal" fo:font-weight="normal"/>
    </style:style>
    <style:style style:name="T16" style:family="text">
      <style:text-properties fo:font-variant="normal" fo:text-transform="none" fo:color="#666666" loext:opacity="100%" style:font-name="Menlo" fo:letter-spacing="normal" fo:font-style="normal" style:text-underline-style="none" fo:font-weight="normal"/>
    </style:style>
    <style:style style:name="T17" style:family="text">
      <style:text-properties fo:font-variant="normal" fo:text-transform="none" fo:color="#666666" loext:opacity="100%" style:font-name="Menlo" fo:letter-spacing="normal" fo:font-style="normal" style:text-underline-style="none" fo:font-weight="normal" officeooo:rsid="00054c8b"/>
    </style:style>
    <style:style style:name="T18" style:family="text">
      <style:text-properties fo:font-style="normal" style:text-underline-style="none"/>
    </style:style>
    <style:style style:name="T19" style:family="text">
      <style:text-properties fo:font-style="normal" style:text-underline-style="none" fo:font-weight="normal"/>
    </style:style>
    <style:style style:name="T20" style:family="text">
      <style:text-properties fo:color="#569cd6" loext:opacity="100%"/>
    </style:style>
    <style:style style:name="T21" style:family="text">
      <style:text-properties fo:color="#ce9178" loext:opacity="100%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fo:font-weight="normal"/>
    </style:style>
    <style:style style:name="T24" style:family="text">
      <style:text-properties fo:color="#000000" loext:opacity="100%" fo:font-style="normal" fo:font-weight="normal"/>
    </style:style>
    <style:style style:name="T25" style:family="text">
      <style:text-properties fo:color="#000000" loext:opacity="100%" fo:font-style="normal" style:text-underline-style="none"/>
    </style:style>
    <style:style style:name="T26" style:family="text">
      <style:text-properties fo:color="#000000" loext:opacity="100%" fo:font-style="normal" style:text-underline-style="none" fo:font-weight="normal"/>
    </style:style>
    <style:style style:name="T27" style:family="text">
      <style:text-properties fo:color="#000000" loext:opacity="100%" fo:font-style="normal" style:text-underline-style="none" fo:font-weight="normal" officeooo:rsid="00067a02"/>
    </style:style>
    <style:style style:name="T28" style:family="text">
      <style:text-properties style:text-underline-style="none"/>
    </style:style>
    <style:style style:name="T29" style:family="text">
      <style:text-properties fo:color="#666666" loext:opacity="100%"/>
    </style:style>
    <style:style style:name="T30" style:family="text">
      <style:text-properties fo:color="#666666" loext:opacity="100%" fo:font-weight="normal"/>
    </style:style>
    <style:style style:name="T31" style:family="text">
      <style:text-properties fo:color="#666666" loext:opacity="100%" fo:font-style="normal" fo:font-weight="normal"/>
    </style:style>
    <style:style style:name="T32" style:family="text">
      <style:text-properties fo:color="#666666" loext:opacity="100%" fo:font-style="normal" style:text-underline-style="none" fo:font-weight="normal"/>
    </style:style>
    <style:style style:name="T33" style:family="text">
      <style:text-properties fo:color="#008000" loext:opacity="100%"/>
    </style:style>
    <style:style style:name="T34" style:family="text">
      <style:text-properties fo:color="#008000" loext:opacity="100%" fo:font-weight="bold"/>
    </style:style>
    <style:style style:name="T35" style:family="text">
      <style:text-properties fo:color="#008000" loext:opacity="100%" fo:font-style="normal" fo:font-weight="bold"/>
    </style:style>
    <style:style style:name="T36" style:family="text">
      <style:text-properties fo:color="#008000" loext:opacity="100%" fo:font-style="normal" style:text-underline-style="none" fo:font-weight="bold"/>
    </style:style>
    <style:style style:name="T37" style:family="text">
      <style:text-properties fo:color="#008000" loext:opacity="100%" fo:font-style="normal" style:text-underline-style="none" fo:font-weight="normal"/>
    </style:style>
    <style:style style:name="T38" style:family="text">
      <style:text-properties fo:color="#008000" loext:opacity="100%" fo:font-style="normal" fo:font-weight="normal"/>
    </style:style>
    <style:style style:name="T39" style:family="text">
      <style:text-properties fo:color="#008000" loext:opacity="100%" fo:font-weight="normal"/>
    </style:style>
    <style:style style:name="T40" style:family="text">
      <style:text-properties fo:color="#0000ff" loext:opacity="100%"/>
    </style:style>
    <style:style style:name="T41" style:family="text">
      <style:text-properties fo:color="#0000ff" loext:opacity="100%" fo:font-weight="bold"/>
    </style:style>
    <style:style style:name="T42" style:family="text">
      <style:text-properties fo:color="#0000ff" loext:opacity="100%" fo:font-style="normal" fo:font-weight="bold"/>
    </style:style>
    <style:style style:name="T43" style:family="text">
      <style:text-properties fo:color="#0000ff" loext:opacity="100%" fo:font-style="normal" style:text-underline-style="none" fo:font-weight="bold"/>
    </style:style>
    <style:style style:name="T44" style:family="text">
      <style:text-properties fo:color="#ba2121" loext:opacity="100%"/>
    </style:style>
    <style:style style:name="T45" style:family="text">
      <style:text-properties fo:color="#ba2121" loext:opacity="100%" fo:font-weight="normal"/>
    </style:style>
    <style:style style:name="T46" style:family="text">
      <style:text-properties fo:color="#ba2121" loext:opacity="100%" fo:font-weight="normal" officeooo:rsid="00054c8b"/>
    </style:style>
    <style:style style:name="T47" style:family="text">
      <style:text-properties fo:color="#ba2121" loext:opacity="100%" fo:font-style="normal" fo:font-weight="normal"/>
    </style:style>
    <style:style style:name="T48" style:family="text">
      <style:text-properties fo:color="#ba2121" loext:opacity="100%" fo:font-style="normal" fo:font-weight="normal" officeooo:rsid="00054c8b"/>
    </style:style>
    <style:style style:name="T49" style:family="text">
      <style:text-properties fo:color="#ba2121" loext:opacity="100%" fo:font-style="normal" style:text-underline-style="none" fo:font-weight="normal"/>
    </style:style>
    <style:style style:name="T50" style:family="text">
      <style:text-properties fo:color="#ba2121" loext:opacity="100%" fo:font-style="normal" style:text-underline-style="none" fo:font-weight="normal" officeooo:rsid="00054c8b"/>
    </style:style>
    <style:style style:name="T51" style:family="text">
      <style:text-properties fo:color="#ba2121" loext:opacity="100%" officeooo:rsid="00054c8b"/>
    </style:style>
    <style:style style:name="T52" style:family="text">
      <style:text-properties fo:color="#a45a77" loext:opacity="100%"/>
    </style:style>
    <style:style style:name="T53" style:family="text">
      <style:text-properties fo:color="#a45a77" loext:opacity="100%" fo:font-weight="bold"/>
    </style:style>
    <style:style style:name="T54" style:family="text">
      <style:text-properties fo:color="#a45a77" loext:opacity="100%" fo:font-style="normal" fo:font-weight="bold"/>
    </style:style>
    <style:style style:name="T55" style:family="text">
      <style:text-properties fo:color="#a45a77" loext:opacity="100%" fo:font-style="normal" style:text-underline-style="none" fo:font-weight="bold"/>
    </style:style>
    <style:style style:name="T56" style:family="text">
      <style:text-properties fo:color="#aa22ff" loext:opacity="100%"/>
    </style:style>
    <style:style style:name="T57" style:family="text">
      <style:text-properties fo:color="#aa22ff" loext:opacity="100%" fo:font-weight="bold"/>
    </style:style>
    <style:style style:name="T58" style:family="text">
      <style:text-properties fo:color="#aa22ff" loext:opacity="100%" fo:font-style="normal" fo:font-weight="bold"/>
    </style:style>
    <style:style style:name="T59" style:family="text">
      <style:text-properties fo:color="#aa22ff" loext:opacity="100%" fo:font-style="normal" style:text-underline-style="none" fo:font-weight="bold"/>
    </style:style>
    <style:style style:name="T60" style:family="text">
      <style:text-properties officeooo:rsid="00067a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ATALAR Errors</text:h>
      <text:p text:style-name="Text_20_body"/>
      <text:p text:style-name="Text_20_body"/>
      <text:h text:style-name="P1" text:outline-level="2"><text:span text:style-name="T17">1 </text:span><text:span text:style-name="T16">-</text:span><text:span text:style-name="T11"> JSONDecodeError: Extra data: line </text:span><text:span text:style-name="T16">2</text:span><text:span text:style-name="T11"> column </text:span><text:span text:style-name="T16">1</text:span><text:span text:style-name="T11"> (char </text:span><text:span text:style-name="T16">17787</text:span><text:span text:style-name="T11">)</text:span></text:h>
      <text:p text:style-name="P9"><text:span text:style-name="T2"/></text:p>
      <text:p text:style-name="P6"><text:span text:style-name="T36">import</text:span><text:span text:style-name="T26"> </text:span><text:span text:style-name="T43">json</text:span></text:p>
      <text:p text:style-name="P7"><text:span text:style-name="T36">import</text:span><text:span text:style-name="T26"> </text:span><text:span text:style-name="T43">pandas</text:span><text:span text:style-name="T26"> </text:span><text:span text:style-name="T36">as</text:span><text:span text:style-name="T26"> </text:span><text:span text:style-name="T43">pd</text:span></text:p>
      <text:p text:style-name="P10"># JSON dosyasını aç ve içeriğini oku</text:p>
      <text:p text:style-name="P6"><text:span text:style-name="T36">with</text:span><text:span text:style-name="T26"> </text:span><text:span text:style-name="T37">open</text:span><text:span text:style-name="T26">(</text:span><text:span text:style-name="T49">'stats1.json'</text:span><text:span text:style-name="T26">, </text:span><text:span text:style-name="T49">'r'</text:span><text:span text:style-name="T26">) </text:span><text:span text:style-name="T36">as</text:span><text:span text:style-name="T26"> json_file:</text:span></text:p>
      <text:p text:style-name="P6"><text:span text:style-name="T26"><text:s text:c="4"/>json_content </text:span><text:span text:style-name="T32">=</text:span><text:span text:style-name="T26"> json_file</text:span><text:span text:style-name="T32">.</text:span><text:span text:style-name="T26">read()</text:span></text:p>
      <text:p text:style-name="P10"># JSON içeriğini Python veri yapısına dönüştür</text:p>
      <text:p text:style-name="P6"><text:span text:style-name="T26">data </text:span><text:span text:style-name="T32">=</text:span><text:span text:style-name="T26"> json</text:span><text:span text:style-name="T32">.</text:span><text:span text:style-name="T26">loads(json_content)</text:span></text:p>
      <text:p text:style-name="P10"># JSON içeriği üzerinde işlemler yapabilirsiniz</text:p>
      <text:p text:style-name="P6"><text:span text:style-name="T37">print</text:span><text:span text:style-name="T26">(data)</text:span></text:p>
      <text:p text:style-name="P6"><text:span text:style-name="T26"/></text:p>
      <text:p text:style-name="P7"><text:span text:style-name="T26">Cozum </text:span><text:span text:style-name="T27">01-Uzun:</text:span><text:span text:style-name="T26"> </text:span></text:p>
      <text:p text:style-name="P4"><text:span text:style-name="T36">import</text:span><text:span text:style-name="T26"> </text:span><text:span text:style-name="T43">json</text:span></text:p>
      <text:p text:style-name="P2"><text:span text:style-name="T26">list_my </text:span><text:span text:style-name="T32">=</text:span><text:span text:style-name="T26"> []</text:span></text:p>
      <text:p text:style-name="P3"><text:span text:style-name="T36">with</text:span><text:span text:style-name="T26"> </text:span><text:span text:style-name="T37">open</text:span><text:span text:style-name="T26">(</text:span><text:span text:style-name="T49">f'</text:span><text:span text:style-name="T55">{</text:span><text:span text:style-name="T26">path</text:span><text:span text:style-name="T55">}</text:span><text:span text:style-name="T49">/stats</text:span><text:span text:style-name="T50">1</text:span><text:span text:style-name="T49">.json'</text:span><text:span text:style-name="T26">, </text:span><text:span text:style-name="T49">'r'</text:span><text:span text:style-name="T26">) </text:span><text:span text:style-name="T36">as</text:span><text:span text:style-name="T26"> file:</text:span></text:p>
      <text:p text:style-name="P3"><text:span text:style-name="T26"><text:tab/></text:span><text:span text:style-name="T36">for</text:span><text:span text:style-name="T26"> line </text:span><text:span text:style-name="T59">in</text:span><text:span text:style-name="T26"> file:</text:span></text:p>
      <text:p text:style-name="P3"><text:span text:style-name="T26"><text:tab/>list_my</text:span><text:span text:style-name="T32">.</text:span><text:span text:style-name="T26">append(json</text:span><text:span text:style-name="T32">.</text:span><text:span text:style-name="T26">loads(line))</text:span></text:p>
      <text:p text:style-name="P5"/>
      <text:p text:style-name="P8">Cozum <text:span text:style-name="T60">01-Kisa:</text:span></text:p>
      <text:p text:style-name="P3"><text:span text:style-name="T36">import</text:span><text:span text:style-name="T26"> </text:span><text:span text:style-name="T43">json</text:span></text:p>
      <text:p text:style-name="P3"><text:span text:style-name="T26">my_list </text:span><text:span text:style-name="T32">=</text:span><text:span text:style-name="T26"> [json</text:span><text:span text:style-name="T32">.</text:span><text:span text:style-name="T26">loads(line) </text:span><text:span text:style-name="T36">for</text:span><text:span text:style-name="T26"> line </text:span><text:span text:style-name="T59">in</text:span><text:span text:style-name="T26"> </text:span><text:span text:style-name="T37">open</text:span><text:span text:style-name="T26">(</text:span><text:span text:style-name="T49">f'</text:span><text:span text:style-name="T55">{</text:span><text:span text:style-name="T26">path</text:span><text:span text:style-name="T55">}</text:span><text:span text:style-name="T49">/stats_all.json'</text:span><text:span text:style-name="T26">, </text:span><text:span text:style-name="T49">'r'</text:span><text:span text:style-name="T26">)]</text:span></text:p>
      <text:p text:style-name="P3"><text:span text:style-name="T37">type</text:span><text:span text:style-name="T26">(my_list)</text:span></text:p>
      <text:p text:style-name="P7"><text:span text:style-name="T26"/></text:p>
      <text:p text:style-name="P7"><text:span text:style-name="T26"/></text:p>
      <text:p text:style-name="P7"><text:span text:style-name="T2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16:37:18.693273161</meta:creation-date>
    <dc:date>2023-05-26T22:52:10.550260867</dc:date>
    <meta:editing-duration>PT6H14M52S</meta:editing-duration>
    <meta:editing-cycles>3</meta:editing-cycles>
    <meta:generator>LibreOffice/7.4.3.2$MacOSX_X86_64 LibreOffice_project/1048a8393ae2eeec98dff31b5c133c5f1d08b890</meta:generator>
    <meta:document-statistic meta:table-count="0" meta:image-count="0" meta:object-count="0" meta:page-count="1" meta:paragraph-count="21" meta:word-count="81" meta:character-count="603" meta:non-whitespace-character-count="536"/>
  </office:meta>
</office:document-meta>
</file>